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paragraph-rsid="0003a58a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rsid="0003a58a" officeooo:paragraph-rsid="0003a58a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3a58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7.19999980926514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7.19999980926514pt" fo:font-style="normal" style:text-underline-style="none" fo:font-weight="bold" officeooo:rsid="0003a58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officeooo:rsid="0003a58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position="super 58%" style:font-name="Times New Roman" fo:font-size="7.19999980926514pt" fo:font-style="normal" style:text-underline-style="none" fo:font-weight="bold" officeooo:rsid="0003a58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position="super 58%" style:font-name="Times New Roman" fo:font-size="9pt" fo:font-style="normal" style:text-underline-style="none" fo:font-weight="bold" officeooo:rsid="0003a58a" style:text-blinking="false" fo:background-color="transparent" loext:char-shading-value="0" style:font-size-asian="9pt" style:font-size-complex="9pt"/>
    </style:style>
    <style:style style:name="T9" style:family="text">
      <style:text-properties fo:font-variant="normal" fo:text-transform="none" fo:color="#000000" style:text-line-through-style="none" style:text-line-through-type="none" style:text-position="super 58%" style:font-name="Times New Roman" fo:font-size="13pt" fo:font-style="normal" style:text-underline-style="none" fo:font-weight="bold" officeooo:rsid="0003a58a" style:text-blinking="false" fo:background-color="transparent" loext:char-shading-value="0" style:font-size-asian="13pt" style:font-size-complex="13pt"/>
    </style:style>
    <style:style style:name="T10" style:family="text">
      <style:text-properties fo:font-variant="normal" fo:text-transform="none" fo:color="#000000" style:text-line-through-style="none" style:text-line-through-type="none" style:text-position="super 58%" style:font-name="Times New Roman" fo:font-size="14pt" fo:font-style="normal" style:text-underline-style="none" fo:font-weight="bold" officeooo:rsid="0003a58a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rsid="0003a58a" style:text-blinking="false" fo:background-color="transparent" loext:char-shading-value="0" style:font-size-asian="14pt" style:font-size-complex="14pt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7.19999980926514pt"/>
    </style:style>
    <style:style style:name="T14" style:family="text">
      <style:text-properties style:font-name="Courier New" officeooo:rsid="0003a5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Relatório Final - Simulador de Árbito de Barramento</text:span></text:p>
      <text:p text:style-name="P4"><text:span text:style-name="T2">Fernanda Laís P. de Souza</text:span><text:span text:style-name="T10">1</text:span><text:span text:style-name="T11">,</text:span><text:span text:style-name="T1"> Wellyson Gustavo S. Oliveira</text:span><text:span text:style-name="T9">2</text:span></text:p>
      <text:p text:style-name="P4"><text:span text:style-name="T9"/></text:p>
      <text:p text:style-name="P2">Instituto Metrópole Digital - Universidade Federal do Rio Grande do Norte (UFRN)</text:p>
      <text:p text:style-name="P2">59.078-970 - Natal - RN – Brasil</text:p>
      <text:p text:style-name="P2"/>
      <text:p text:style-name="P1"><text:bookmark text:name="docs-internal-guid-c74e7ecf-7fff-0335-8c3f-5bf688fd17a6"/><text:span text:style-name="T12">{</text:span><text:span text:style-name="T14">fernandalaisouza@gmail.com</text:span><text:span text:style-name="T12">, wellysongustavo@gmail.com 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1:53:07.027973039</meta:creation-date>
    <dc:date>2019-06-11T11:59:29.166752136</dc:date>
    <meta:editing-duration>PT6M23S</meta:editing-duration>
    <meta:editing-cycles>1</meta:editing-cycles>
    <meta:document-statistic meta:table-count="0" meta:image-count="0" meta:object-count="0" meta:page-count="1" meta:paragraph-count="5" meta:word-count="37" meta:character-count="275" meta:non-whitespace-character-count="241"/>
    <meta:generator>LibreOffice/5.1.6.2$Linux_X86_64 LibreOffice_project/10m0$Build-2</meta:generator>
  </office:meta>
</office:document-meta>
</file>